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280000003E6ABFE69A3E3769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b6b16" officeooo:paragraph-rsid="001b6b1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1b6b16" officeooo:paragraph-rsid="001b6b1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b6b16" officeooo:paragraph-rsid="001b6b16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1b6b16" officeooo:paragraph-rsid="001b6b16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439cm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b6b16" officeooo:paragraph-rsid="001b6b16" style:font-size-asian="12pt" style:font-weight-asian="bold" style:font-size-complex="12pt" style:font-weight-complex="bold"/>
    </style:style>
    <style:style style:name="T1" style:family="text">
      <style:text-properties fo:color="#0000ff"/>
    </style:style>
    <style:style style:name="T2" style:family="text">
      <style:text-properties fo:color="#2b91af"/>
    </style:style>
    <style:style style:name="T3" style:family="text">
      <style:text-properties fo:color="#098658"/>
    </style:style>
    <style:style style:name="T4" style:family="text">
      <style:text-properties fo:color="#74531f"/>
    </style:style>
    <style:style style:name="T5" style:family="text">
      <style:text-properties fo:color="#808080"/>
    </style:style>
    <style:style style:name="T6" style:family="text">
      <style:text-properties fo:color="#1f377f"/>
    </style:style>
    <style:style style:name="T7" style:family="text">
      <style:text-properties fo:color="#8f08c4"/>
    </style:style>
    <style:style style:name="T8" style:family="text">
      <style:text-properties fo:color="#e21f1f"/>
    </style:style>
    <style:style style:name="T9" style:family="text">
      <style:text-properties fo:color="#a31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 :- 11</text:p>
      <text:p text:style-name="P1"/>
      <text:p text:style-name="P2">Inheritance in Java</text:p>
      <text:p text:style-name="P3">Code-&gt;</text:p>
      <text:p text:style-name="P3"/>
      <text:p text:style-name="P4"><text:span text:style-name="T1">class</text:span> <text:span text:style-name="T2">Worker</text:span> {</text:p>
      <text:p text:style-name="P5"><text:span text:style-name="T1">public</text:span> <text:span text:style-name="T2">int</text:span> salary = <text:span text:style-name="T3">20000</text:span>;</text:p>
      <text:p text:style-name="P5">}</text:p>
      <text:p text:style-name="P6"/>
      <text:p text:style-name="P5"><text:span text:style-name="T1">class</text:span> <text:span text:style-name="T2">Foreman</text:span> <text:span text:style-name="T1">extends</text:span> <text:span text:style-name="T2">Worker</text:span> {</text:p>
      <text:p text:style-name="P5"><text:span text:style-name="T1">public</text:span> <text:span text:style-name="T2">int</text:span> bonus = <text:span text:style-name="T3">5000</text:span>;</text:p>
      <text:p text:style-name="P5">}</text:p>
      <text:p text:style-name="P6"/>
      <text:p text:style-name="P5"><text:span text:style-name="T1">public</text:span> <text:span text:style-name="T1">class</text:span> <text:span text:style-name="T2">Myclass1</text:span> {</text:p>
      <text:p text:style-name="P5"><text:span text:style-name="T1">public</text:span> <text:span text:style-name="T1">static</text:span> <text:span text:style-name="T2">void</text:span> <text:span text:style-name="T4">main</text:span>(<text:span text:style-name="T2">String</text:span> <text:span text:style-name="T5">args</text:span>[]) {</text:p>
      <text:p text:style-name="P5"><text:span text:style-name="T2">Foreman</text:span> <text:span text:style-name="T6">f</text:span> = <text:span text:style-name="T7">new</text:span> <text:span text:style-name="T4">Foreman</text:span>();</text:p>
      <text:p text:style-name="P5"><text:span text:style-name="T2">System</text:span>.out.<text:span text:style-name="T4">println</text:span>(<text:span text:style-name="T8">"</text:span><text:span text:style-name="T9">Worker salary is:</text:span><text:span text:style-name="T8">"</text:span> + <text:span text:style-name="T6">f</text:span>.salary);</text:p>
      <text:p text:style-name="P5"><text:span text:style-name="T2">System</text:span>.out.<text:span text:style-name="T4">println</text:span>(<text:span text:style-name="T8">"</text:span><text:span text:style-name="T9">Bonus of Worker(Foreman) is:</text:span><text:span text:style-name="T8">"</text:span> + <text:span text:style-name="T6">f</text:span>.bonus);</text:p>
      <text:p text:style-name="P5">}</text:p>
      <text:p text:style-name="P5">}</text:p>
      <text:p text:style-name="P7"/>
      <text:p text:style-name="P7"/>
      <text:p text:style-name="P7">Output-&gt;</text:p>
      <text:p text:style-name="P7"/>
      <text:p text:style-name="P7"><draw:frame draw:style-name="fr1" draw:name="Image1" text:anchor-type="char" svg:x="0.118cm" svg:y="0.462cm" svg:width="12.746cm" svg:height="1.432cm" draw:z-index="0"><draw:image xlink:href="Pictures/10000201000002280000003E6ABFE69A3E3769A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0T01:09:46.863719835</meta:creation-date>
    <dc:date>2022-11-10T01:14:47.162132614</dc:date>
    <meta:editing-duration>PT5M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17" meta:word-count="57" meta:character-count="350" meta:non-whitespace-character-count="310"/>
  </office:meta>
</office:document-meta>
</file>